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Liberation Mono2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FreeSans1" svg:font-family="FreeSans" style:font-pitch="variable"/>
    <style:font-face style:name="Segoe UI1" svg:font-family="'Segoe UI'" style:font-pitch="variable"/>
    <style:font-face style:name="Times New Roman1" svg:font-family="'Times New Roman'" style:font-pitch="variable"/>
    <style:font-face style:name="游明朝1" svg:font-family="游明朝" style:font-pitch="variable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FreeSans4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FreeSans3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2" svg:font-family="'DejaVu Sans'" style:font-family-generic="system" style:font-pitch="variable"/>
    <style:font-face style:name="FreeSans2" svg:font-family="FreeSans" style:font-family-generic="system" style:font-pitch="variable"/>
    <style:font-face style:name="Segoe UI2" svg:font-family="'Segoe UI'" style:font-family-generic="system" style:font-pitch="variable"/>
    <style:font-face style:name="Times New Roman2" svg:font-family="'Times New Roman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7cm" fo:min-width="19.09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5.782cm" fo:min-width="19.09cm"/>
    </style:style>
    <style:style style:name="gr3" style:family="graphic" style:parent-style-name="standard">
      <style:graphic-properties draw:fill-color="#8e86ae" draw:textarea-horizontal-align="justify" draw:textarea-vertical-align="middle" draw:auto-grow-height="false" fo:min-height="6.735cm" fo:min-width="19.09cm"/>
      <style:paragraph-properties style:writing-mode="lr-tb"/>
    </style:style>
    <style:style style:name="gr4" style:family="graphic" style:parent-style-name="standard">
      <style:graphic-properties draw:fill-color="#77bc65" draw:textarea-horizontal-align="justify" draw:textarea-vertical-align="middle" draw:auto-grow-height="false" fo:min-height="7.052cm" fo:min-width="19.0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4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4.7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4.2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097cm"/>
      <style:paragraph-properties style:writing-mode="lr-tb"/>
    </style:style>
    <style:style style:name="gr11" style:family="graphic" style:parent-style-name="standard">
      <style:graphic-properties draw:fill-color="#ff7b59" draw:textarea-horizontal-align="justify" draw:textarea-vertical-align="middle" draw:auto-grow-height="false" fo:min-height="3.877cm" fo:min-width="19.0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cm"/>
      <style:paragraph-properties style:writing-mode="lr-tb"/>
    </style:style>
    <style:style style:name="gr13" style:family="graphic" style:parent-style-name="standard">
      <style:graphic-properties draw:fill-color="#e0c2cd" draw:textarea-horizontal-align="justify" draw:textarea-vertical-align="middle" draw:auto-grow-height="false" fo:min-height="3.148cm" fo:min-width="19.0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cm" fo:min-width="12.067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5.782cm" fo:min-width="19.09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068cm" fo:min-width="0cm"/>
    </style:style>
    <style:style style:name="gr17" style:family="graphic" style:parent-style-name="standard">
      <style:graphic-properties draw:fill-color="#b3cac7" draw:textarea-horizontal-align="justify" draw:textarea-vertical-align="middle" draw:auto-grow-height="false" fo:min-height="4.512cm" fo:min-width="19.0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7.62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89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1.614cm"/>
      <style:paragraph-properties style:writing-mode="lr-tb"/>
    </style:style>
    <style:style style:name="gr21" style:family="graphic" style:parent-style-name="standard">
      <style:graphic-properties draw:fill-color="#a1467e" draw:textarea-horizontal-align="justify" draw:textarea-vertical-align="middle" draw:auto-grow-height="false" fo:min-height="7.37cm" fo:min-width="19.09cm"/>
    </style:style>
    <style:style style:name="gr22" style:family="graphic" style:parent-style-name="standard">
      <style:graphic-properties draw:fill-color="#fff5ce" draw:textarea-horizontal-align="justify" draw:textarea-vertical-align="middle" draw:auto-grow-height="false" fo:min-height="6.1cm" fo:min-width="8.3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89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2.29cm" fo:min-width="19.0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7" style:family="graphic" style:parent-style-name="standard">
      <style:graphic-properties draw:fill-color="#eeeeee" draw:textarea-horizontal-align="justify" draw:textarea-vertical-align="middle" draw:auto-grow-height="false" fo:min-height="5.147cm" fo:min-width="19.09cm"/>
    </style:style>
    <style:style style:name="gr28" style:family="graphic" style:parent-style-name="standard">
      <style:graphic-properties draw:textarea-horizontal-align="justify" draw:textarea-vertical-align="middle" draw:auto-grow-height="false" fo:min-height="1.995cm" fo:min-width="1.745cm"/>
    </style:style>
    <style:style style:name="gr29" style:family="graphic" style:parent-style-name="standard">
      <style:graphic-properties draw:textarea-horizontal-align="justify" draw:textarea-vertical-align="middle" draw:auto-grow-height="false" fo:min-height="2.83cm" fo:min-width="19.0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8e86ae"/>
      <style:paragraph-properties fo:text-align="center" style:writing-mode="lr-tb"/>
    </style:style>
    <style:style style:name="P4" style:family="paragraph">
      <loext:graphic-properties draw:fill-color="#77bc65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text-align="justify"/>
    </style:style>
    <style:style style:name="P8" style:family="paragraph">
      <style:paragraph-properties fo:margin-left="0cm" fo:margin-right="0cm" fo:margin-top="0cm" fo:margin-bottom="0cm" fo:line-height="100%" fo:text-align="justify" fo:text-indent="0cm"/>
    </style:style>
    <style:style style:name="P9" style:family="paragraph">
      <loext:graphic-properties draw:fill-color="#ff7b59"/>
      <style:paragraph-properties fo:text-align="center"/>
    </style:style>
    <style:style style:name="P10" style:family="paragraph">
      <loext:graphic-properties draw:fill-color="#e0c2cd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style:font-name="Liberation Mono" fo:font-size="15pt" style:font-size-complex="18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b3cac7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style:font-name="Liberation Mono" fo:font-size="15pt" style:font-size-complex="18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-color="#a1467e"/>
      <style:paragraph-properties fo:text-align="center"/>
    </style:style>
    <style:style style:name="P17" style:family="paragraph">
      <loext:graphic-properties draw:fill-color="#fff5ce"/>
      <style:paragraph-properties fo:text-align="center"/>
    </style:style>
    <style:style style:name="P18" style:family="paragraph">
      <style:text-properties fo:font-size="15pt" fo:font-weight="normal" style:font-size-asian="11.5pt" style:font-weight-asian="bold" style:font-size-complex="11.5pt" style:font-weight-complex="600"/>
    </style:style>
    <style:style style:name="P19" style:family="paragraph">
      <loext:graphic-properties draw:fill="none" draw:fill-color="#ffffff"/>
      <style:text-properties fo:font-size="15pt" fo:font-weight="normal" style:font-size-asian="11.5pt" style:font-weight-asian="bold" style:font-size-complex="11.5pt" style:font-weight-complex="600"/>
    </style:style>
    <style:style style:name="P20" style:family="paragraph">
      <style:text-properties fo:font-size="11.5pt" fo:font-weight="bold" style:font-size-asian="11.5pt" style:font-weight-asian="bold" style:font-size-complex="11.5pt" style:font-weight-complex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 style:font-name="Calibri" fo:font-size="12pt" fo:language="es" fo:country="CO" style:font-name-asian="游明朝1" style:font-size-asian="12pt" style:language-asian="ar" style:country-asian="SA" style:font-name-complex="Calibri" style:font-weight-complex="bold"/>
    </style:style>
    <style:style style:name="T2" style:family="text">
      <style:text-properties fo:color="#000000" loext:opacity="100%" style:font-name="Liberation Mono" fo:font-size="15pt" fo:language="es" fo:country="CO" style:font-name-asian="游明朝1" style:font-size-asian="12pt" style:language-asian="ar" style:country-asian="SA" style:font-name-complex="Calibri" style:font-size-complex="18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DejaVu Sans2" style:font-size-asian="12pt" style:font-style-asian="normal" style:font-weight-asian="bold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DejaVu Sans2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DejaVu Sans2" style:font-size-asian="18pt" style:font-style-asian="normal" style:font-weight-asian="bold" style:font-name-complex="FreeSans2" style:font-size-complex="18pt" style:font-style-complex="normal" style:font-weight-complex="600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DejaVu Sans2" style:font-size-asian="11.5pt" style:font-style-asian="normal" style:font-weight-asian="bold" style:font-name-complex="FreeSans2" style:font-size-complex="11.5pt" style:font-style-complex="normal" style:font-weight-complex="600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.5pt" fo:font-style="normal" fo:text-shadow="none" style:text-underline-style="none" fo:font-weight="bold" style:letter-kerning="true" style:font-name-asian="DejaVu Sans2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.58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59cm" svg:height="6.032cm" svg:x="1cm" svg:y="2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9.59cm" svg:height="6.985cm" svg:x="1cm" svg:y="13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9.59cm" svg:height="7.302cm" svg:x="1cm" svg:y="21.002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085cm" svg:height="0.962cm" svg:x="9.392cm" svg:y="1.317cm">
          <draw:text-box>
            <text:p>Menu</text:p>
          </draw:text-box>
        </draw:frame>
        <draw:frame draw:style-name="gr6" draw:text-style-name="P5" draw:layer="layout" svg:width="2.542cm" svg:height="0.962cm" svg:x="9.253cm" svg:y="4.175cm">
          <draw:text-box>
            <text:p>Banner</text:p>
          </draw:text-box>
        </draw:frame>
        <draw:frame draw:style-name="gr7" draw:text-style-name="P5" draw:layer="layout" svg:width="6.242cm" svg:height="0.962cm" svg:x="7.14cm" svg:y="15.595cm">
          <draw:text-box>
            <text:p text:style-name="P6">Informacion General</text:p>
          </draw:text-box>
        </draw:frame>
        <draw:frame draw:style-name="gr8" draw:text-style-name="P5" draw:layer="layout" svg:width="5.26cm" svg:height="0.747cm" svg:x="7.487cm" svg:y="17.398cm">
          <draw:text-box>
            <text:p text:style-name="P7"><text:span text:style-name="T1">O</text:span><text:span text:style-name="T1">bj</text:span><text:span text:style-name="T1">et</text:span><text:span text:style-name="T1">iv</text:span><text:span text:style-name="T1">o </text:span><text:span text:style-name="T1">d</text:span><text:span text:style-name="T1">el </text:span><text:span text:style-name="T1">c</text:span><text:span text:style-name="T1">o</text:span><text:span text:style-name="T1">n</text:span><text:span text:style-name="T1">gr</text:span><text:span text:style-name="T1">es</text:span><text:span text:style-name="T1">o </text:span></text:p>
          </draw:text-box>
        </draw:frame>
        <draw:frame draw:style-name="gr9" draw:text-style-name="P5" draw:layer="layout" svg:width="4.701cm" svg:height="0.747cm" svg:x="7.729cm" svg:y="18.462cm">
          <draw:text-box>
            <text:p text:style-name="P7"><text:span text:style-name="T1">Publico </text:span><text:span text:style-name="T1">participante</text:span></text:p>
          </draw:text-box>
        </draw:frame>
        <draw:frame draw:style-name="gr10" draw:text-style-name="P5" draw:layer="layout" svg:width="3.597cm" svg:height="0.747cm" svg:x="8.833cm" svg:y="25.335cm">
          <draw:text-box>
            <text:p text:style-name="P8"><text:span text:style-name="T1">Ejes temáticos</text:span></text:p>
          </draw:text-box>
        </draw:frame>
        <draw:custom-shape draw:style-name="gr11" draw:text-style-name="P9" draw:layer="layout" svg:width="19.59cm" svg:height="4.127cm" svg:x="1cm" svg:y="9.255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2.065cm" svg:height="1.597cm" svg:x="4.492cm" svg:y="10.525cm">
          <draw:text-box>
            <text:p>Contador regresivo a la fecha del evento</text:p>
          </draw:text-box>
        </draw:frame>
        <draw:custom-shape draw:style-name="gr13" draw:text-style-name="P10" draw:layer="layout" svg:width="19.59cm" svg:height="3.398cm" svg:x="1cm" svg:y="28.622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2.567cm" svg:height="0.94cm" svg:x="4.492cm" svg:y="29.228cm">
          <draw:text-box>
            <text:p text:style-name="P8"><text:span text:style-name="T2">Inscripción como asistente al </text:span><text:span text:style-name="T2">congreso</text:span></text:p>
          </draw:text-box>
        </draw:frame>
      </draw:page>
      <draw:page draw:name="page2" draw:style-name="dp1" draw:master-page-name="Default">
        <draw:custom-shape draw:style-name="gr15" draw:text-style-name="P12" draw:layer="layout" svg:width="19.59cm" svg:height="6.032cm" svg:x="1cm" svg:y="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001cm" svg:height="0.318cm" svg:x="7.667cm" svg:y="19.50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9.59cm" svg:height="4.762cm" svg:x="1cm" svg:y="7.35cm">
          <text:p/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8.122cm" svg:height="0.852cm" svg:x="6.397cm" svg:y="2.27cm">
          <draw:text-box>
            <text:p text:style-name="P7"><text:span text:style-name="T2">Inscripción como ponente</text:span></text:p>
          </draw:text-box>
        </draw:frame>
        <draw:frame draw:style-name="gr19" draw:text-style-name="P5" draw:layer="layout" svg:width="10.395cm" svg:height="0.839cm" svg:x="5.445cm" svg:y="3.336cm">
          <draw:text-box>
            <text:p text:style-name="P15"><text:span text:style-name="T3">Requisitos para la postulación de trabajos</text:span></text:p>
          </draw:text-box>
        </draw:frame>
        <draw:frame draw:style-name="gr20" draw:text-style-name="P5" draw:layer="layout" svg:width="12.114cm" svg:height="0.839cm" svg:x="4.443cm" svg:y="4.288cm">
          <draw:text-box>
            <text:p text:style-name="P15"><text:span text:style-name="T4">Requisitos para la </text:span><text:span text:style-name="T5">presentación</text:span><text:span text:style-name="T4"> de las </text:span><text:span text:style-name="T4">ponencias</text:span></text:p>
          </draw:text-box>
        </draw:frame>
        <draw:custom-shape draw:style-name="gr21" draw:text-style-name="P16" draw:layer="layout" svg:width="19.59cm" svg:height="7.62cm" svg:x="1cm" svg:y="15.28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8.89cm" svg:height="6.35cm" svg:x="11.16cm" svg:y="15.922cm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4.689cm" svg:height="0.962cm" svg:x="13.456cm" svg:y="18.462cm">
          <draw:text-box>
            <text:p>Mapa del lugar</text:p>
          </draw:text-box>
        </draw:frame>
        <draw:custom-shape draw:style-name="gr24" draw:text-style-name="P12" draw:layer="layout" svg:width="19.59cm" svg:height="2.54cm" svg:x="1cm" svg:y="12.429cm">
          <text:p text:style-name="P12">Informacion de participantes</text:p>
          <draw:enhanced-geometry svg:viewBox="0 0 21600 21600" draw:type="rectangle" draw:enhanced-path="M 0 0 L 21600 0 21600 21600 0 21600 0 0 Z N"/>
        </draw:custom-shape>
        <draw:frame draw:style-name="gr25" draw:text-style-name="P19" draw:layer="layout" svg:width="8.573cm" svg:height="1.427cm" svg:x="6.714cm" svg:y="5.445cm">
          <draw:text-box>
            <text:p text:style-name="P18"><text:span text:style-name="T6">Reconocimiento a los ponentes</text:span></text:p>
          </draw:text-box>
        </draw:frame>
        <draw:frame draw:style-name="gr26" draw:text-style-name="P21" draw:layer="layout" svg:width="8.19cm" svg:height="0.704cm" svg:x="6.462cm" svg:y="8.868cm">
          <draw:text-box>
            <text:p text:style-name="P20"><text:span text:style-name="T7">Comité científico </text:span><text:span text:style-name="T7">y gestión de ponentes</text:span></text:p>
          </draw:text-box>
        </draw:frame>
        <draw:custom-shape draw:style-name="gr27" draw:text-style-name="P22" draw:layer="layout" svg:width="19.59cm" svg:height="5.397cm" svg:x="1cm" svg:y="23.2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3.175cm" svg:height="3.175cm" svg:x="2.905cm" svg:y="24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3.175cm" svg:height="3.175cm" svg:x="7.032cm" svg:y="24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3.175cm" svg:height="3.175cm" svg:x="11.16cm" svg:y="24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3.175cm" svg:height="3.175cm" svg:x="15.287cm" svg:y="24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9.59cm" svg:height="3.08cm" svg:x="1cm" svg:y="28.94cm">
          <text:p/>
          <draw:enhanced-geometry svg:viewBox="0 0 21600 21600" draw:type="rectangle" draw:enhanced-path="M 0 0 L 21600 0 21600 21600 0 21600 0 0 Z N"/>
        </draw:custom-shape>
        <draw:frame draw:style-name="gr30" draw:text-style-name="P5" draw:layer="layout" svg:width="4.651cm" svg:height="0.962cm" svg:x="9.049cm" svg:y="23.533cm">
          <draw:text-box>
            <text:p>Colaboradores</text:p>
          </draw:text-box>
        </draw:frame>
        <draw:frame draw:style-name="gr31" draw:text-style-name="P5" draw:layer="layout" svg:width="3.038cm" svg:height="0.962cm" svg:x="9.392cm" svg:y="29.892cm">
          <draw:text-box>
            <text:p>Contacto</text:p>
          </draw:text-box>
        </draw:fram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Liberation Mono2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FreeSans1" svg:font-family="FreeSans" style:font-pitch="variable"/>
    <style:font-face style:name="Segoe UI1" svg:font-family="'Segoe UI'" style:font-pitch="variable"/>
    <style:font-face style:name="Times New Roman1" svg:font-family="'Times New Roman'" style:font-pitch="variable"/>
    <style:font-face style:name="游明朝1" svg:font-family="游明朝" style:font-pitch="variable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FreeSans4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FreeSans3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2" svg:font-family="'DejaVu Sans'" style:font-family-generic="system" style:font-pitch="variable"/>
    <style:font-face style:name="FreeSans2" svg:font-family="FreeSans" style:font-family-generic="system" style:font-pitch="variable"/>
    <style:font-face style:name="Segoe UI2" svg:font-family="'Segoe UI'" style:font-family-generic="system" style:font-pitch="variable"/>
    <style:font-face style:name="Times New Roman2" svg:font-family="'Times New Roman'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s" fo:country="CO" style:font-name-asian="DejaVu Sans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ListLabel_20_51" style:display-name="ListLabel 5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0" style:display-name="ListLabel 5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4" style:display-name="ListLabel 4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8" style:display-name="ListLabel 3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alibri1" style:font-family-asian="Calibri" style:font-pitch-asian="variable"/>
    </style:style>
    <style:style style:name="cf01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1" style:font-family-asian="'Segoe UI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Asunto_20_del_20_comentario_20_Car" style:display-name="Asunto del comentario C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Texto_20_comentario_20_Car" style:display-name="Texto comentario C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Pie_20_de_20_página_20_Car" style:display-name="Pie de página Car" style:family="graphic">
      <style:paragraph-properties style:text-autospace="none"/>
    </style:style>
    <style:style style:name="Encabezado_20_Car" style:display-name="Encabezado Car" style:family="graphic">
      <style:paragraph-properties style:text-autospace="none"/>
    </style:style>
    <style:style style:name="pf0" style:family="graphic"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/>
    </style:style>
    <style:style style:name="annotation_20_subject" style:display-name="annotation subject" style:family="graphic">
      <style:paragraph-properties fo:margin-top="0cm" fo:margin-bottom="0.497cm"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.497cm" fo:line-height="100%" fo:text-align="start" style:text-autospace="none" style:writing-mode="lr-tb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Default" style:family="graphic">
      <style:paragraph-properties fo:margin-top="0cm" fo:margin-bottom="0cm" fo:line-height="100%" fo:text-align="start" style:text-autospace="none" style:writing-mode="lr-tb"/>
      <style:text-properties fo:color="#000000" loext:opacity="100%" style:font-name="Arial" fo:font-family="Arial" style:font-family-generic="roman" style:font-pitch="variable" fo:font-size="12pt" fo:language="es" fo:country="CO" style:font-name-asian="游明朝1" style:font-family-asian="游明朝" style:font-pitch-asian="variable" style:font-size-asian="12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</style:style>
    <style:style style:name="Header_20_and_20_Footer" style:display-name="Header and Footer" style:family="graphic">
      <style:paragraph-properties fo:margin-top="0cm" fo:margin-bottom="0.497cm" fo:line-height="108%" fo:text-align="start" style:text-autospace="none" style:writing-mode="lr-tb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name-asian="FreeSans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3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</office:styles>
  <office:automatic-styles>
    <style:page-layout style:name="PM0">
      <style:page-layout-properties fo:margin-top="1cm" fo:margin-bottom="1cm" fo:margin-left="1cm" fo:margin-right="1cm" fo:page-width="21.59cm" fo:page-height="33.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4T10:00:09.018345181</meta:creation-date>
    <dc:date>2023-07-15T11:54:43.222636278</dc:date>
    <meta:editing-duration>PT41M40S</meta:editing-duration>
    <meta:editing-cycles>4</meta:editing-cycles>
    <meta:generator>LibreOffice/7.0.4.2$Linux_X86_64 LibreOffice_project/00$Build-2</meta:generator>
    <meta:document-statistic meta:object-count="34"/>
  </office:meta>
</office:document-meta>
</file>